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6091" officeooo:paragraph-rsid="000b0e23"/>
    </style:style>
    <style:style style:name="P2" style:family="paragraph" style:parent-style-name="Standard">
      <style:text-properties officeooo:rsid="0018224d" officeooo:paragraph-rsid="000b0e23"/>
    </style:style>
    <style:style style:name="P3" style:family="paragraph" style:parent-style-name="Standard">
      <style:text-properties officeooo:rsid="0018c9d2" officeooo:paragraph-rsid="000b0e23"/>
    </style:style>
    <style:style style:name="P4" style:family="paragraph" style:parent-style-name="Standard">
      <style:text-properties officeooo:rsid="001a2bc0" officeooo:paragraph-rsid="000b0e23"/>
    </style:style>
    <style:style style:name="P5" style:family="paragraph" style:parent-style-name="Standard">
      <style:text-properties officeooo:rsid="001b0424" officeooo:paragraph-rsid="000b0e23"/>
    </style:style>
    <style:style style:name="P6" style:family="paragraph" style:parent-style-name="Standard">
      <style:text-properties officeooo:rsid="000b0e23" officeooo:paragraph-rsid="000b0e23"/>
    </style:style>
    <style:style style:name="P7" style:family="paragraph" style:parent-style-name="Standard">
      <style:text-properties officeooo:rsid="0021a0bb" officeooo:paragraph-rsid="000b0e23"/>
    </style:style>
    <style:style style:name="P8" style:family="paragraph" style:parent-style-name="Standard">
      <style:text-properties officeooo:rsid="001c897a" officeooo:paragraph-rsid="000b0e23"/>
    </style:style>
    <style:style style:name="P9" style:family="paragraph" style:parent-style-name="Standard">
      <style:text-properties officeooo:rsid="001d4a8a" officeooo:paragraph-rsid="000b0e23"/>
    </style:style>
    <style:style style:name="P10" style:family="paragraph" style:parent-style-name="Standard">
      <style:text-properties officeooo:rsid="001de039" officeooo:paragraph-rsid="000b0e23"/>
    </style:style>
    <style:style style:name="P11" style:family="paragraph" style:parent-style-name="Standard">
      <style:text-properties officeooo:rsid="001ea2b1" officeooo:paragraph-rsid="000b0e23"/>
    </style:style>
    <style:style style:name="P12" style:family="paragraph" style:parent-style-name="Standard">
      <style:text-properties officeooo:rsid="00208f5d" officeooo:paragraph-rsid="000b0e23"/>
    </style:style>
    <style:style style:name="P13" style:family="paragraph" style:parent-style-name="Standard">
      <style:text-properties officeooo:rsid="0020b9c8" officeooo:paragraph-rsid="000b0e23"/>
    </style:style>
    <style:style style:name="P14" style:family="paragraph" style:parent-style-name="Standard">
      <style:paragraph-properties fo:break-before="page"/>
      <style:text-properties officeooo:rsid="0018224d" officeooo:paragraph-rsid="000b0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>numOfFloors: 1, 2, 3, 4, 5, 6, 7, 8, 9, 10, 25, 50, 75, 100, 150, 163</text:p>
      <text:p text:style-name="P2"/>
      <text:p text:style-name="P2">59 64 59 62 64 62 </text:p>
      <text:p text:style-name="P2"/>
      <text:p text:style-name="P3">128 2 </text:p>
      <text:p text:style-name="P3">132 2 </text:p>
      <text:p text:style-name="P3">127 2 </text:p>
      <text:p text:style-name="P3">130 2 </text:p>
      <text:p text:style-name="P3">132 2 </text:p>
      <text:p text:style-name="P3">128 2 </text:p>
      <text:p text:style-name="P3"/>
      <text:p text:style-name="P4">212 3 </text:p>
      <text:p text:style-name="P4">213 3 </text:p>
      <text:p text:style-name="P4">211 3 </text:p>
      <text:p text:style-name="P4">213 3 </text:p>
      <text:p text:style-name="P4">216 3 </text:p>
      <text:p text:style-name="P4">209 3 </text:p>
      <text:p text:style-name="P4"/>
      <text:p text:style-name="P5">294 4 </text:p>
      <text:p text:style-name="P5">295 4 </text:p>
      <text:p text:style-name="P5">293 4 </text:p>
      <text:p text:style-name="P5">294 4 </text:p>
      <text:p text:style-name="P5">298 4 </text:p>
      <text:p text:style-name="P5">291 4 </text:p>
      <text:p text:style-name="P5"/>
      <text:p text:style-name="P1">352 5 </text:p>
      <text:p text:style-name="P1">353 5 </text:p>
      <text:p text:style-name="P1">351 5 </text:p>
      <text:p text:style-name="P1">352 5 </text:p>
      <text:p text:style-name="P1">356 5 </text:p>
      <text:p text:style-name="P1">349 5 </text:p>
      <text:p text:style-name="P1"/>
      <text:p text:style-name="P8">433 6 </text:p>
      <text:p text:style-name="P8">434 6 </text:p>
      <text:p text:style-name="P8">432 6 </text:p>
      <text:p text:style-name="P8">433 6 </text:p>
      <text:p text:style-name="P8">437 6 </text:p>
      <text:p text:style-name="P8">430 6 </text:p>
      <text:p text:style-name="P8"/>
      <text:p text:style-name="P9">509 7 </text:p>
      <text:p text:style-name="P9">510 7 </text:p>
      <text:p text:style-name="P9">508 7 </text:p>
      <text:p text:style-name="P9">509 7 </text:p>
      <text:p text:style-name="P9">513 7 </text:p>
      <text:p text:style-name="P9">506 7 </text:p>
      <text:p text:style-name="P9"/>
      <text:p text:style-name="P10"/>
      <text:p text:style-name="P10"/>
      <text:p text:style-name="P10"><text:soft-page-break/>574 8 </text:p>
      <text:p text:style-name="P10">575 8 </text:p>
      <text:p text:style-name="P10">573 8 </text:p>
      <text:p text:style-name="P10">574 8 </text:p>
      <text:p text:style-name="P10">578 8 </text:p>
      <text:p text:style-name="P10">571 8 </text:p>
      <text:p text:style-name="P10"/>
      <text:p text:style-name="P10"/>
      <text:p text:style-name="P11">656 9 </text:p>
      <text:p text:style-name="P11">657 9 </text:p>
      <text:p text:style-name="P11">655 9 </text:p>
      <text:p text:style-name="P11">656 9 </text:p>
      <text:p text:style-name="P11">660 9 </text:p>
      <text:p text:style-name="P11">653 9 </text:p>
      <text:p text:style-name="P11"/>
      <text:p text:style-name="P12">716 10 </text:p>
      <text:p text:style-name="P12">717 10 </text:p>
      <text:p text:style-name="P12">715 10 </text:p>
      <text:p text:style-name="P12">716 10 </text:p>
      <text:p text:style-name="P12">720 10 </text:p>
      <text:p text:style-name="P12">713 10 </text:p>
      <text:p text:style-name="P12"/>
      <text:p text:style-name="P13">1680 25 </text:p>
      <text:p text:style-name="P13">1681 25 </text:p>
      <text:p text:style-name="P13">1679 25 </text:p>
      <text:p text:style-name="P13">1680 25 </text:p>
      <text:p text:style-name="P13">1684 25 </text:p>
      <text:p text:style-name="P13">1677 25 </text:p>
      <text:p text:style-name="P13"/>
      <text:p text:style-name="P13">3349 50 </text:p>
      <text:p text:style-name="P13">3349 50 </text:p>
      <text:p text:style-name="P13">3348 50 </text:p>
      <text:p text:style-name="P13">3349 50 </text:p>
      <text:p text:style-name="P13">3353 50 </text:p>
      <text:p text:style-name="P13">3346 50 </text:p>
      <text:p text:style-name="P13"/>
      <text:p text:style-name="P13">4987 75 </text:p>
      <text:p text:style-name="P13">4986 75 </text:p>
      <text:p text:style-name="P13">4986 75 </text:p>
      <text:p text:style-name="P13">4987 75 </text:p>
      <text:p text:style-name="P13">4991 75 </text:p>
      <text:p text:style-name="P13">4984 75 </text:p>
      <text:p text:style-name="P13"/>
      <text:p text:style-name="P7">6642 100 </text:p>
      <text:p text:style-name="P7">6641 100 </text:p>
      <text:p text:style-name="P7">6641 100 </text:p>
      <text:p text:style-name="P7">6642 100 </text:p>
      <text:p text:style-name="P7">6646 100 </text:p>
      <text:p text:style-name="P7">6639 100 </text:p>
      <text:p text:style-name="P7"><text:soft-page-break/></text:p>
      <text:p text:style-name="P7">9986 150 </text:p>
      <text:p text:style-name="P7">9984 150 </text:p>
      <text:p text:style-name="P7">9985 150 </text:p>
      <text:p text:style-name="P7">9986 150 </text:p>
      <text:p text:style-name="P7">9989 150 </text:p>
      <text:p text:style-name="P7">9983 150 </text:p>
      <text:p text:style-name="P7"/>
      <text:p text:style-name="P7">10932 163 </text:p>
      <text:p text:style-name="P7">10930 163 </text:p>
      <text:p text:style-name="P7">10931 163 </text:p>
      <text:p text:style-name="P7">10932 163 </text:p>
      <text:p text:style-name="P7">10935 163 </text:p>
      <text:p text:style-name="P7">10929 16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21:03:39.889000000</meta:creation-date>
    <dc:date>2014-03-08T21:20:45.131000000</dc:date>
    <meta:editing-duration>PT13M24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3" meta:paragraph-count="92" meta:word-count="203" meta:character-count="728" meta:non-whitespace-character-count="527"/>
  </office:meta>
</office:document-meta>
</file>